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565" officeooo:paragraph-rsid="00032565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32565" officeooo:paragraph-rsid="00032565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04b6d8" officeooo:paragraph-rsid="0004b6d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4b6d8" officeooo:paragraph-rsid="00069af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32565" officeooo:paragraph-rsid="00032565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4b6d8" officeooo:paragraph-rsid="0004b6d8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officeooo:rsid="0004b6d8" officeooo:paragraph-rsid="0004b6d8" style:font-weight-asian="bold" style:font-weight-complex="bold"/>
    </style:style>
    <style:style style:name="P8" style:family="paragraph" style:parent-style-name="Table_20_Contents">
      <style:text-properties officeooo:rsid="001e40a0" officeooo:paragraph-rsid="00032565"/>
    </style:style>
    <style:style style:name="P9" style:family="paragraph" style:parent-style-name="Table_20_Contents">
      <style:text-properties officeooo:rsid="0023c411" officeooo:paragraph-rsid="00032565"/>
    </style:style>
    <style:style style:name="P10" style:family="paragraph" style:parent-style-name="Table_20_Contents">
      <style:text-properties officeooo:rsid="00032565" officeooo:paragraph-rsid="00032565"/>
    </style:style>
    <style:style style:name="P11" style:family="paragraph" style:parent-style-name="Standard">
      <style:text-properties officeooo:paragraph-rsid="0006b513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069af1" officeooo:paragraph-rsid="00069af1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6b513" officeooo:paragraph-rsid="0006b513"/>
    </style:style>
    <style:style style:name="P14" style:family="paragraph" style:parent-style-name="Table_20_Contents">
      <style:text-properties officeooo:rsid="00032565" officeooo:paragraph-rsid="0006b513"/>
    </style:style>
    <style:style style:name="P15" style:family="paragraph" style:parent-style-name="Table_20_Contents">
      <style:text-properties officeooo:rsid="001e40a0" officeooo:paragraph-rsid="0006b513"/>
    </style:style>
    <style:style style:name="P16" style:family="paragraph" style:parent-style-name="Table_20_Contents">
      <style:text-properties officeooo:rsid="0023c411" officeooo:paragraph-rsid="0006b513"/>
    </style:style>
    <style:style style:name="P17" style:family="paragraph" style:parent-style-name="Header">
      <style:text-properties officeooo:paragraph-rsid="0006b513"/>
    </style:style>
    <style:style style:name="T1" style:family="text">
      <style:text-properties officeooo:rsid="00069af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ata structure which does not allow duplicates.<text:line-break/><text:line-break/>Interviewer Notes:<text:line-break/><text:line-break/><text:span text:style-name="T2">- Ask for definition</text:span></text:p>
      <text:p text:style-name="P1"><text:tab/>They should mention that duplicates not allowed in sets.</text:p>
      <text:p text:style-name="P1"><text:line-break/><text:span text:style-name="T2">- Ask when Sets are useful</text:span></text:p>
      <text:p text:style-name="P2">Unique IDs, Credit Card Numbers, Social Security Numbers, etc. Anytime you need to store data which much be a unique entity.</text:p>
      <text:p text:style-name="P5"><text:line-break/><text:span text:style-name="T2">- Ask candidate to design a Set.</text:span></text:p>
      <text:p text:style-name="P2">The structure should be based on a hash table.</text:p>
      <text:p text:style-name="P2"/>
      <text:p text:style-name="P3">At a minimum, there should be methods for get(), put(), and size().</text:p>
      <text:p text:style-name="P2"/>
      <text:p text:style-name="P7">- Ask for an example of the union of two sets, and the intersection of two set</text:p>
      <text:p text:style-name="P4">Hint: <text:span text:style-name="T1">Assume you have </text:span>a set {1, 3, 5} and another set {2, 3, 4}. <text:span text:style-name="T1">T</text:span>he union of two sets is made up of all the values in both sets. For instance, a union of those sets would contain the values {1, 2, 3, 4, 5}. Note the 3 only appears once <text:span text:style-name="T1">in the union, though it is in both original sets. </text:span></text:p>
      <text:p text:style-name="P6"/>
      <text:p text:style-name="P12">The intersection of the two sets would be {3}. The intersection is made up of all the values that appear in both sets.</text:p>
      <text:p text:style-name="P12"/>
      <text:p text:style-name="P13">Next topics:</text:p>
      <text:p text:style-name="P13"><text:tab/>Discuss other data struc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Table_20_Contents">
      <style:text-properties officeooo:rsid="00032565" officeooo:paragraph-rsid="0006b513"/>
    </style:style>
    <style:style style:name="MP2" style:family="paragraph" style:parent-style-name="Table_20_Contents">
      <style:text-properties officeooo:rsid="001e40a0" officeooo:paragraph-rsid="0006b513"/>
    </style:style>
    <style:style style:name="MP3" style:family="paragraph" style:parent-style-name="Table_20_Contents">
      <style:text-properties officeooo:rsid="0023c411" officeooo:paragraph-rsid="0006b513"/>
    </style:style>
    <style:style style:name="MP4" style:family="paragraph" style:parent-style-name="Standard">
      <style:text-properties officeooo:paragraph-rsid="0006b5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Set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2">Easy</text:p>
            </table:table-cell>
            <table:table-cell table:style-name="Table2.A1" office:value-type="string">
              <text:p text:style-name="MP3">Page 1 of 1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33:44.320000000</meta:creation-date>
    <dc:date>2017-04-09T17:47:52.222000000</dc:date>
    <meta:editing-duration>PT7M42S</meta:editing-duration>
    <meta:editing-cycles>2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6" meta:word-count="194" meta:character-count="1004" meta:non-whitespace-character-count="819"/>
  </office:meta>
</office:document-meta>
</file>